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43905B35E21AAEF1B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48cm, 7.846cm, 5.495cm, 67.8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65cm" svg:y="0.062cm" svg:width="24.455cm" svg:height="18.939cm" draw:z-index="0"><draw:image xlink:href="Pictures/1000000000000F000000043905B35E21AAEF1B2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38:40.627000000</meta:creation-date>
    <dc:date>2018-04-03T13:42:03.044000000</dc:date>
    <meta:editing-duration>PT3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1.2$Windows_X86_64 LibreOffice_project/ea7cb86e6eeb2bf3a5af73a8f7777ac570321527</meta:generator>
  </office:meta>
</office:document-meta>
</file>